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6602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4228in"/>
    </style:style>
    <style:style style:name="co4" style:family="table-column">
      <style:table-column-properties fo:break-before="auto" style:column-width="0.552in"/>
    </style:style>
    <style:style style:name="co5" style:family="table-column">
      <style:table-column-properties fo:break-before="auto" style:column-width="6.770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Vera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1" table:default-cell-style-name="ce1"/>
        <table:table-row table:style-name="ro1">
          <table:table-cell office:value-type="string">
            <text:p>number</text:p>
          </table:table-cell>
          <table:table-cell office:value-type="string">
            <text:p>priority</text:p>
          </table:table-cell>
          <table:table-cell office:value-type="string">
            <text:p>typ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no undo/redo support for adding/removing objects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no key-insert after camera zoom</text:p>
          </table:table-cell>
          <table:table-cell table:number-columns-repeated="25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camera pans when camera-avatar is scaled</text:p>
          </table:table-cell>
          <table:table-cell table:number-columns-repeated="25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edit model/camera/light doesn't work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no refresh after adding/removing objects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no refresh after camera pan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no refresh after manipulating model-dof in tre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modeler: not in edit morph mode after adding new morph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tools not disabled in camera viewport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no show/don't show bones mode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point-&gt;bone assignment coloring can't be turned off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camera rotate tool has wrong size when camera was scaled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setting: updating some settings has no immediate effect (requires restart of jpatch)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look and feel switching not saved in preferences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zoom to fit does nothing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x/y/z locks do not work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hide, select points/bones, lock points/bones buttons not disabled</text:p>
          </table:table-cell>
          <table:table-cell table:number-columns-repeated="25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 table:number-rows-repeated="6551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E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5">05/15/2006</text:date>, <text:time>20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5-15T20:14:14</meta:creation-date>
    <dc:date>2006-05-15T20:47:45</dc:date>
    <dc:language>en-US</dc:language>
    <meta:editing-cycles>2</meta:editing-cycles>
    <meta:editing-duration>PT2M50S</meta:editing-duration>
    <meta:user-defined meta:name="Info 1"/>
    <meta:user-defined meta:name="Info 2"/>
    <meta:user-defined meta:name="Info 3"/>
    <meta:user-defined meta:name="Info 4"/>
    <meta:document-statistic meta:table-count="3" meta:cell-count="110"/>
  </office:meta>
</office:document-meta>
</file>